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Helvetica" svg:font-family="Helvetica" style:font-family-generic="swiss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>
      <style:paragraph-properties fo:margin-top="0.1665in" fo:margin-bottom="0in" loext:contextual-spacing="false" fo:line-height="100%"/>
    </style:style>
    <style:style style:name="P2" style:family="paragraph" style:parent-style-name="Heading_20_1" style:list-style-name="WWNum2">
      <style:paragraph-properties fo:margin-top="0.1665in" fo:margin-bottom="0in" loext:contextual-spacing="false" fo:line-height="100%"/>
    </style:style>
    <style:style style:name="P3" style:family="paragraph" style:parent-style-name="Heading_20_1" style:list-style-name="WWNum1">
      <style:paragraph-properties fo:margin-top="0.1665in" fo:margin-bottom="0in" loext:contextual-spacing="false" fo:line-height="100%"/>
      <style:text-properties style:text-line-through-style="solid" style:text-line-through-type="single"/>
    </style:style>
    <style:style style:name="P4" style:family="paragraph" style:parent-style-name="Heading_20_2">
      <style:paragraph-properties fo:margin-top="0.028in" fo:margin-bottom="0in" loext:contextual-spacing="false" fo:line-height="108%"/>
    </style:style>
    <style:style style:name="P5" style:family="paragraph" style:parent-style-name="normal">
      <style:paragraph-properties fo:line-height="108%"/>
    </style:style>
    <style:style style:name="P6" style:family="paragraph" style:parent-style-name="normal" style:master-page-name="Standard">
      <style:paragraph-properties fo:margin-top="0.1665in" fo:margin-bottom="0in" loext:contextual-spacing="false" fo:line-height="108%" fo:text-align="start" style:justify-single-word="false" fo:keep-together="always" style:page-number="1" fo:padding-left="0in" fo:padding-right="0in" fo:padding-top="0in" fo:padding-bottom="0.0138in" fo:border-left="none" fo:border-right="none" fo:border-top="none" fo:border-bottom="0.74pt solid #000000" fo:keep-with-next="always"/>
    </style:style>
    <style:style style:name="P7" style:family="paragraph" style:parent-style-name="normal">
      <style:paragraph-properties fo:margin-top="0in" fo:margin-bottom="0.111in" loext:contextual-spacing="false" fo:line-height="108%"/>
    </style:style>
    <style:style style:name="P8" style:family="paragraph" style:parent-style-name="normal">
      <style:paragraph-properties fo:margin-top="0in" fo:margin-bottom="0.111in" loext:contextual-spacing="false" fo:line-height="108%" fo:text-align="justify" style:justify-single-word="false"/>
    </style:style>
    <style:style style:name="P9" style:family="paragraph" style:parent-style-name="normal">
      <style:paragraph-properties fo:margin-top="0in" fo:margin-bottom="0.111in" loext:contextual-spacing="false" fo:line-height="108%"/>
      <style:text-properties style:font-name="Calibri" style:font-name-asian="Calibri1" style:font-name-complex="Calibri1"/>
    </style:style>
    <style:style style:name="P10" style:family="paragraph" style:parent-style-name="normal">
      <style:paragraph-properties fo:margin-top="0in" fo:margin-bottom="0.111in" loext:contextual-spacing="false" fo:line-height="108%"/>
      <style:text-properties style:text-line-through-style="solid" style:text-line-through-type="single"/>
    </style:style>
    <style:style style:name="P11" style:family="paragraph" style:parent-style-name="normal">
      <style:paragraph-properties fo:margin-left="0in" fo:margin-right="0in" fo:margin-top="0in" fo:margin-bottom="0.111in" loext:contextual-spacing="false" fo:line-height="108%" fo:text-indent="-0.5in" style:auto-text-indent="false"/>
      <style:text-properties style:font-name="Calibri" style:font-name-asian="Calibri1" style:font-name-complex="Calibri1"/>
    </style:style>
    <style:style style:name="P12" style:family="paragraph" style:parent-style-name="normal">
      <style:paragraph-properties fo:margin-left="0.5in" fo:margin-right="0in" fo:margin-top="0in" fo:margin-bottom="0.111in" loext:contextual-spacing="false" fo:line-height="108%" fo:text-indent="0in" style:auto-text-indent="false"/>
    </style:style>
    <style:style style:name="T1" style:family="text">
      <style:text-properties fo:color="#2e75b5" style:font-name="Calibri" fo:font-size="20pt" fo:font-weight="bold" style:font-name-asian="Calibri1" style:font-size-asian="20pt" style:font-weight-asian="bold" style:font-name-complex="Calibri1" style:font-size-complex="20pt"/>
    </style:style>
    <style:style style:name="T2" style:family="text">
      <style:text-properties fo:color="#2e75b5" style:font-name="Calibri" fo:font-size="16pt" style:font-name-asian="Calibri1" style:font-size-asian="16pt" style:font-name-complex="Calibri1" style:font-size-complex="16pt"/>
    </style:style>
    <style:style style:name="T3" style:family="text">
      <style:text-properties fo:color="#2e75b5" style:font-name="Calibri" fo:font-size="13pt" style:font-name-asian="Calibri1" style:font-size-asian="13pt" style:font-name-complex="Calibri1" style:font-size-complex="13pt"/>
    </style:style>
    <style:style style:name="T4" style:family="text">
      <style:text-properties style:font-name="Calibri" style:font-name-asian="Calibri1" style:font-name-complex="Calibri1"/>
    </style:style>
    <style:style style:name="T5" style:family="text">
      <style:text-properties style:font-name="Calibri" style:font-name-asian="Calibri1" style:font-name-complex="Calibri1" fo:background-color="#ffff00"/>
    </style:style>
    <style:style style:name="T6" style:family="text">
      <style:text-properties fo:color="#0563c1" style:font-name="Calibri" style:text-underline-style="solid" style:text-underline-width="auto" style:text-underline-color="font-color" style:font-name-asian="Calibri1" style:font-name-complex="Calibri1"/>
    </style:style>
    <style:style style:name="T7" style:family="text">
      <style:text-properties style:text-position="super 58%" style:font-name="Calibri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<text:s/>SQL Lab</text:span></text:p>
      <text:p text:style-name="P8"><text:bookmark text:name="_gjdgxs"/><text:span text:style-name="T4">Download Chinook Database for Oracle SQL: </text:span><text:a xlink:type="simple" xlink:href="https://github.com/lerocha/chinook-database/blob/master/ChinookDatabase/DataSources/Chinook_Oracle.sql" text:style-name="Standard" text:visited-style-name="Standard"><text:span text:style-name="T6">https://github.com/lerocha/chinook-database/blob/master/ChinookDatabase/DataSources/Chinook_Oracle.sql</text:span></text:a><text:span text:style-name="T4"> </text:span></text:p>
      <text:list xml:id="list3379522994" text:style-name="WWNum1">
        <text:list-item>
          <text:p text:style-name="P3"><text:bookmark text:name="_30j0zll"/><text:span text:style-name="T2">Setting up Oracle Chinook</text:span></text:p>
        </text:list-item>
      </text:list>
      <text:p text:style-name="P7"><text:bookmark text:name="_1fob9te"/><text:span text:style-name="T4">In this section you will begin the process of working with the Oracle Chinook database</text:span></text:p>
      <text:p text:style-name="P7"><text:span text:style-name="T4">[X]Task – Open the Chinook_Oracle.sql file and execute the scripts within.</text:span></text:p>
      <text:p text:style-name="P4"><text:span text:style-name="T3">2.0 SQL Queries</text:span></text:p>
      <text:p text:style-name="P7"><text:span text:style-name="T4">[X]In this section you will be performing various queries against the Oracle Chinook database.</text:span></text:p>
      <text:p text:style-name="P4"><text:bookmark text:name="_3znysh7"/><text:span text:style-name="T3">2.1 SELECT</text:span></text:p>
      <text:p text:style-name="P10"><text:span text:style-name="T4">Task – Select all records from the Employee table.</text:span></text:p>
      <text:p text:style-name="P10"><text:span text:style-name="T4">Task – Select all records from the Employee table where last name is King.</text:span></text:p>
      <text:p text:style-name="P10"><text:span text:style-name="T4">Task – Select all records from the Employee table where first name is Andrew and REPORTSTO is NULL.</text:span></text:p>
      <text:p text:style-name="P4"><text:bookmark text:name="_2et92p0"/><text:span text:style-name="T3">2.2 ORDER BY</text:span></text:p>
      <text:p text:style-name="P10"><text:span text:style-name="T4">Task – Select all albums in Album table and sort result set in descending order by title.</text:span></text:p>
      <text:p text:style-name="P10"><text:span text:style-name="T4">Task – Select first name from Customer and sort result set in ascending order by city</text:span></text:p>
      <text:p text:style-name="P4"><text:bookmark text:name="_tyjcwt"/><text:span text:style-name="T3">2.3 INSERT INTO</text:span></text:p>
      <text:p text:style-name="P10"><text:span text:style-name="T4">Task – Insert two new records into Genre table</text:span></text:p>
      <text:p text:style-name="P10"><text:span text:style-name="T4">Task – Insert two new records into Employee table</text:span></text:p>
      <text:p text:style-name="P10"><text:span text:style-name="T4">Task – Insert two new records into Customer table</text:span></text:p>
      <text:p text:style-name="P4"><text:bookmark text:name="_3dy6vkm"/><text:span text:style-name="T3">2.4 UPDATE</text:span></text:p>
      <text:p text:style-name="P7"><text:span text:style-name="T4">Task – Update Aaron Mitchell in Customer table to Robert Walter</text:span></text:p>
      <text:p text:style-name="P7"><text:span text:style-name="T4">Task – Update name of artist in the Artist table “Creedence Clearwater Revival” to “CCR”</text:span></text:p>
      <text:p text:style-name="P4"><text:bookmark text:name="_1t3h5sf"/><text:span text:style-name="T3">2.5 LIKE</text:span></text:p>
      <text:p text:style-name="P7"><text:span text:style-name="T4">Task – Select all invoices with a billing address like “T%”</text:span></text:p>
      <text:p text:style-name="P4"><text:bookmark text:name="_4d34og8"/><text:span text:style-name="T3">2.6 BETWEEN</text:span></text:p>
      <text:p text:style-name="P7"><text:span text:style-name="T4">Task – Select all invoices that have a total between 15 and 50</text:span></text:p>
      <text:p text:style-name="P7"><text:span text:style-name="T4">Task – Select all employees hired between 1</text:span><text:span text:style-name="T7">st</text:span><text:span text:style-name="T4"> of June 2003 and 1</text:span><text:span text:style-name="T7">st</text:span><text:span text:style-name="T4"> of March 2004</text:span></text:p>
      <text:p text:style-name="P4"><text:bookmark text:name="_2s8eyo1"/><text:span text:style-name="T3">2.7 DE LETE</text:span></text:p>
      <text:p text:style-name="P7"><text:span text:style-name="T4">Task – Delete a record in Customer table where the name is Robert Walter (There may be constraints that rely on this, find out how to resolve them).</text:span></text:p>
      <text:p text:style-name="P11"><text:soft-page-break/></text:p>
      <text:list xml:id="list2449974156" text:style-name="WWNum2">
        <text:list-item>
          <text:p text:style-name="P2"><text:bookmark text:name="_17dp8vu"/><text:span text:style-name="T2">SQL Functions</text:span></text:p>
        </text:list-item>
      </text:list>
      <text:p text:style-name="P7"><text:span text:style-name="T4">In this section you will be using the Oracle system functions, as well as your own functions, to perform various actions against the database</text:span></text:p>
      <text:p text:style-name="P4"><text:bookmark text:name="_3rdcrjn"/><text:span text:style-name="T3">3.1 System Defined Functions</text:span></text:p>
      <text:p text:style-name="P5"><text:span text:style-name="T4">Task – Create a function that returns the current time.</text:span></text:p>
      <text:p text:style-name="P12"><text:span text:style-name="T4">Task – Create a function that returns the length of a mediatype from the mediatype table</text:span></text:p>
      <text:p text:style-name="P4"><text:bookmark text:name="_26in1rg"/><text:span text:style-name="T3">3.2 System Defined Aggregate Functions</text:span></text:p>
      <text:p text:style-name="P7"><text:span text:style-name="T4">Task – Create a function that returns the average total of all invoices</text:span></text:p>
      <text:p text:style-name="P7"><text:span text:style-name="T4">Task – Create a function that returns the most expensive track</text:span></text:p>
      <text:p text:style-name="P4"><text:bookmark text:name="_lnxbz9"/><text:span text:style-name="T3">3.3 User Defined Scalar Functions</text:span></text:p>
      <text:p text:style-name="P7"><text:span text:style-name="T4">Task – Create a function that returns the average price of invoiceline items in the invoiceline table</text:span></text:p>
      <text:p text:style-name="P4"><text:bookmark text:name="_35nkun2"/><text:span text:style-name="T3">3.4 User Defined Table Valued Functions</text:span></text:p>
      <text:p text:style-name="P7"><text:span text:style-name="T4">Task – Create a function that returns all employees who are born after 1968.</text:span></text:p>
      <text:p text:style-name="P1"><text:bookmark text:name="_3j2qqm3"/><text:span text:style-name="T2">5.0 Transactions</text:span></text:p>
      <text:p text:style-name="P7"><text:span text:style-name="T4">In this section you will be working with transactions. Transactions are usually nested within a stored procedure.</text:span></text:p>
      <text:p text:style-name="P7"><text:span text:style-name="T4">Task – Create a transaction that given a invoiceId will delete that invoice (There may be constraints that rely on this, find out how to resolve them).</text:span></text:p>
      <text:p text:style-name="P7"><text:span text:style-name="T4"><text:s/>Task – Create a transaction nested within a stored procedure that inserts a new record in the Customer table</text:span></text:p>
      <text:p text:style-name="P1"><text:bookmark text:name="_1y810tw"/><text:span text:style-name="T2">6.0 Triggers</text:span></text:p>
      <text:p text:style-name="P7"><text:span text:style-name="T4">In this section you will create various kinds of triggers that work when certain DML statements are executed on a table.</text:span></text:p>
      <text:p text:style-name="P4"><text:bookmark text:name="_4i7ojhp"/><text:span text:style-name="T3">6.1 AFTER/FOR</text:span></text:p>
      <text:p text:style-name="P7"><text:span text:style-name="T4">Task - Create an after insert trigger on the employee table fired after a new record is inserted into the table. </text:span></text:p>
      <text:p text:style-name="P1"><text:bookmark text:name="_2xcytpi"/><text:span text:style-name="T2">7.0 JOINS</text:span></text:p>
      <text:p text:style-name="P7"><text:span text:style-name="T4">In this section you will be working with combining various tables through the use of joins. You will work with outer, inner, right, left, cross, and self joins.</text:span></text:p>
      <text:p text:style-name="P4"><text:bookmark text:name="_1ci93xb"/><text:span text:style-name="T3">7.1 INNER</text:span></text:p>
      <text:p text:style-name="P7"><text:span text:style-name="T4">Task – Create an inner join that joins customers and orders and specifies the name of the customer and the invoiceId.</text:span></text:p>
      <text:p text:style-name="P4"><text:bookmark text:name="_3whwml4"/><text:soft-page-break/><text:span text:style-name="T3">7.2 OUTER</text:span></text:p>
      <text:p text:style-name="P7"><text:span text:style-name="T4">Task – Create an outer join that joins the customer and invoice table, specifying the CustomerId, firstname, lastname, invoiceId, and total.</text:span></text:p>
      <text:p text:style-name="P4"><text:bookmark text:name="_2bn6wsx"/><text:span text:style-name="T3">7.3 RIGHT</text:span></text:p>
      <text:p text:style-name="P7"><text:span text:style-name="T4">Task – Create a right join that joins album and artist specifying artist name and title.</text:span></text:p>
      <text:p text:style-name="P4"><text:bookmark text:name="_qsh70q"/><text:span text:style-name="T3">7.4 CROSS</text:span></text:p>
      <text:p text:style-name="P7"><text:span text:style-name="T4">Task – Create a cross join that joins album and artist and sorts by artist name in ascending order.</text:span></text:p>
      <text:p text:style-name="P4"><text:bookmark text:name="_3as4poj"/><text:span text:style-name="T3">7.5 SELF</text:span></text:p>
      <text:p text:style-name="P7"><text:span text:style-name="T4">Task – Perform a self-join on the employee table, joining on the reportsto column.</text:span></text:p>
      <text:p text:style-name="P9"/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Helvetica" svg:font-family="Helvetica" style:font-family-generic="swiss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" fo:font-family="Helvetica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Helvetica" fo:font-family="Helvetica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Helvetica" fo:font-family="Helvetica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fo:font-family="Helvetica" style:font-family-generic="swiss" style:font-size-asian="12pt" style:font-name-complex="Arial" style:font-family-complex="Arial" style:font-family-generic-complex="swiss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swiss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4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4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0" style:num-format="1" text:start-value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4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4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08T16:03:08.870000000</dc:date>
    <dc:creator>Ethan Bundy</dc:creator>
    <meta:editing-duration>PT6H40M20S</meta:editing-duration>
    <meta:editing-cycles>2</meta:editing-cycles>
    <meta:generator>LibreOffice/6.3.5.2$Windows_X86_64 LibreOffice_project/dd0751754f11728f69b42ee2af66670068624673</meta:generator>
    <meta:document-statistic meta:table-count="0" meta:image-count="0" meta:object-count="0" meta:page-count="3" meta:paragraph-count="60" meta:word-count="611" meta:character-count="3702" meta:non-whitespace-character-count="3121"/>
  </office:meta>
</office:document-meta>
</file>